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rgentina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rmenia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Azerbaijan Republic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Bahrain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Bangladesh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Belarus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Belize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Bulgaria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<text:s/>Central America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Combodia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Cuba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Curacao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Czeachoslovakia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Dominican Republic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thiopia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Georgia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Guyana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Hungary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Indonesia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India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Iran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Ireland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Kazakhstan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string" calcext:value-type="string">
            <text:p>Kenya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Kyrgyzstan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office:value-type="string" calcext:value-type="string">
            <text:p>Lithuania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LosAngeles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office:value-type="string" calcext:value-type="string">
            <text:p>Malawi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office:value-type="string" calcext:value-type="string">
            <text:p>Malaysia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string" calcext:value-type="string">
            <text:p>Mauritius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office:value-type="string" calcext:value-type="string">
            <text:p>Nepal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Netherlands Antilles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New Zealand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office:value-type="string" calcext:value-type="string">
            <text:p>Nigeria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Oman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office:value-type="string" calcext:value-type="string">
            <text:p>Pakistan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office:value-type="string" calcext:value-type="string">
            <text:p>Panama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office:value-type="string" calcext:value-type="string">
            <text:p>Philippines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office:value-type="string" calcext:value-type="string">
            <text:p>Poland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string" calcext:value-type="string">
            <text:p>Republic of Latvia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office:value-type="string" calcext:value-type="string">
            <text:p>Republic of Moldova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office:value-type="string" calcext:value-type="string">
            <text:p>Romania</text:p>
          </table:table-cell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office:value-type="string" calcext:value-type="string">
            <text:p>Russian Federation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 office:value-type="string" calcext:value-type="string">
            <text:p>Saudi Arabia</text:p>
          </table:table-cell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office:value-type="string" calcext:value-type="string">
            <text:p>Scotland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Seychelles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office:value-type="string" calcext:value-type="string">
            <text:p>Singapore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office:value-type="string" calcext:value-type="string">
            <text:p>Slovak Republic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office:value-type="string" calcext:value-type="string">
            <text:p>Sri Lanka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string" calcext:value-type="string">
            <text:p>Sudan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string" calcext:value-type="string">
            <text:p>Tajikistan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string" calcext:value-type="string">
            <text:p>U. A. E.</text:p>
          </table:table-cell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office:value-type="string" calcext:value-type="string">
            <text:p>U.S.A.</text:p>
          </table:table-cell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string" calcext:value-type="string">
            <text:p>Ukraine</text:p>
          </table:table-cell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West Indies</text:p>
          </table:table-cell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office:value-type="string" calcext:value-type="string">
            <text:p>Yemen</text:p>
          </table:table-cell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office:value-type="string" calcext:value-type="string">
            <text:p>Zamb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20:35.644114630</meta:creation-date>
    <dc:date>2018-06-04T13:35:53.315875804</dc:date>
    <meta:editing-duration>PT5M7S</meta:editing-duration>
    <meta:editing-cycles>1</meta:editing-cycles>
    <meta:document-statistic meta:table-count="1" meta:cell-count="128" meta:object-count="0"/>
    <meta:generator>LibreOffice/5.1.6.2$Linux_X86_64 LibreOffice_project/10m0$Build-2</meta:generator>
  </office:meta>
</office:document-meta>
</file>